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fc851" officeooo:paragraph-rsid="001fc851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c851" officeooo:paragraph-rsid="001fc85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208820" officeooo:paragraph-rsid="00208820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ource Code Pro" fo:font-size="12pt" officeooo:rsid="001fc851" officeooo:paragraph-rsid="001fc85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ource Code Pro" fo:font-size="12pt" fo:language="ru" fo:country="RU" officeooo:rsid="00208820" officeooo:paragraph-rsid="00208820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ource Code Pro" fo:font-size="12pt" fo:language="ru" fo:country="RU" fo:font-weight="bold" officeooo:rsid="00208820" officeooo:paragraph-rsid="00208820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Source Code Pro" fo:font-size="12pt" fo:language="en" fo:country="US" officeooo:rsid="00208820" officeooo:paragraph-rsid="00208820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language="ru" fo:country="RU" officeooo:rsid="00208820" officeooo:paragraph-rsid="0020882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language="en" fo:country="US" officeooo:rsid="0020fee1" officeooo:paragraph-rsid="0020fee1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5pt" fo:language="ru" fo:country="RU" officeooo:rsid="00208820" officeooo:paragraph-rsid="00208820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5pt" fo:language="ru" fo:country="RU" officeooo:rsid="00208820" officeooo:paragraph-rsid="00208820" style:font-size-asian="13.1000003814697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0fee1"/>
    </style:style>
    <style:style style:name="T4" style:family="text">
      <style:text-properties officeooo:rsid="0020f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естр ошибок генерируемых <text:span text:style-name="T1">TVM</text:span></text:p>
      <text:p text:style-name="P1"><text:span text:style-name="T1"/></text:p>
      <text:p text:style-name="P2"><text:span text:style-name="T3">2</text:span><text:span text:style-name="T1">01 - </text:span><text:span text:style-name="T2">«</text:span><text:span text:style-name="T1">W</text:span><text:span text:style-name="T2">arning: the mark is not detected» предупреждение возвращаемое машиной при не возможности обнаружить метку к которой должен произойти переход, по умолчанию переход происходит в самое начало программы.</text:span></text:p>
      <text:p text:style-name="P2"><text:span text:style-name="T2"/></text:p>
      <text:p text:style-name="P2"><text:span text:style-name="T2">Пример программы в которой возникает такая проблема:</text:span></text:p>
      <text:p text:style-name="P2"><text:span text:style-name="T2"/></text:p>
      <text:p text:style-name="P4"><text:span text:style-name="T2">.</text:span><text:span text:style-name="T1">main</text:span></text:p>
      <text:p text:style-name="P4"><text:span text:style-name="T1">.jump 1</text:span></text:p>
      <text:p text:style-name="P4"><text:span text:style-name="T1">.end</text:span></text:p>
      <text:p text:style-name="P4"><text:span text:style-name="T1"/></text:p>
      <text:p text:style-name="P8">Решение:</text:p>
      <text:p text:style-name="P5"/>
      <text:p text:style-name="P6">.<text:span text:style-name="T1">point 1</text:span></text:p>
      <text:p text:style-name="P6"><text:span text:style-name="T1">* </text:span>Какой-то код<text:span text:style-name="T1"> *</text:span></text:p>
      <text:p text:style-name="P6"><text:span text:style-name="T1">.goback</text:span></text:p>
      <text:p text:style-name="P5"><text:span text:style-name="T1"/></text:p>
      <text:p text:style-name="P5"><text:span text:style-name="T1">.main</text:span></text:p>
      <text:p text:style-name="P5"><text:span text:style-name="T1">.jump 1</text:span></text:p>
      <text:p text:style-name="P5"><text:span text:style-name="T1">.end</text:span></text:p>
      <text:p text:style-name="P2"><text:span text:style-name="T2"/></text:p>
      <text:p text:style-name="P2"><text:span text:style-name="T3">3</text:span><text:span text:style-name="T2">01 - «Critical error: directive not found .main» ошибка возникающая при не возможности перехода к директиве .</text:span><text:span text:style-name="T1">main (</text:span><text:span text:style-name="T2">она отсутствует</text:span><text:span text:style-name="T1">).</text:span><text:span text:style-name="T2"> </text:span></text:p>
      <text:p text:style-name="P2"><text:span text:style-name="T2"/></text:p>
      <text:p text:style-name="P3"><text:span text:style-name="T2">Пример программы в которой возникает такая проблема:</text:span></text:p>
      <text:p text:style-name="P2"><text:span text:style-name="T2"/></text:p>
      <text:p text:style-name="P7">push 123</text:p>
      <text:p text:style-name="P7">write _num</text:p>
      <text:p text:style-name="P7">.end </text:p>
      <text:p text:style-name="P7"/>
      <text:p text:style-name="P8">Решение:</text:p>
      <text:p text:style-name="P5"/>
      <text:p text:style-name="P6">.<text:span text:style-name="T1">main</text:span></text:p>
      <text:p text:style-name="P5"><text:span text:style-name="T1">push 123</text:span></text:p>
      <text:p text:style-name="P5"><text:span text:style-name="T1">write _num</text:span></text:p>
      <text:p text:style-name="P5"><text:span text:style-name="T1">.end</text:span></text:p>
      <text:p text:style-name="P5"><text:span text:style-name="T1"/></text:p>
      <text:p text:style-name="P10">Способ <text:span text:style-name="T4">кодирования ошибок</text:span></text:p>
      <text:p text:style-name="P11"/>
      <text:p text:style-name="P9">XY – <text:span text:style-name="T2">где </text:span>X <text:span text:style-name="T2">это степень опасности ошибки:</text:span></text:p>
      <text:p text:style-name="P9"><text:span text:style-name="T2"/></text:p>
      <text:p text:style-name="P9"><text:span text:style-name="T2">1 — некритичная, не влияет на поведение программы.</text:span></text:p>
      <text:p text:style-name="P9"><text:span text:style-name="T2">2 — влияет на поведение программы, но при этом исполнение программы возможно.</text:span></text:p>
      <text:p text:style-name="P9"><text:span text:style-name="T2">3 — критичная, сильно являет на исполнение программы, программа не может быть исполнена правильно.</text:span></text:p>
      <text:p text:style-name="P9"><text:span text:style-name="T2"/></text:p>
      <text:p text:style-name="P9">Y – <text:span text:style-name="T2">это номер ошиб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7:07:35.919000000</meta:creation-date>
    <dc:date>2019-04-13T17:36:26.930000000</dc:date>
    <meta:editing-duration>PT7M49S</meta:editing-duration>
    <meta:editing-cycles>1</meta:editing-cycles>
    <meta:generator>LibreOffice/6.1.4.2$Windows_x86 LibreOffice_project/9d0f32d1f0b509096fd65e0d4bec26ddd1938fd3</meta:generator>
    <meta:document-statistic meta:table-count="0" meta:image-count="0" meta:object-count="0" meta:page-count="1" meta:paragraph-count="29" meta:word-count="139" meta:character-count="915" meta:non-whitespace-character-count="798"/>
  </office:meta>
</office:document-meta>
</file>